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meta.xml" manifest:media-type="text/xml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>
      <style:text-properties style:font-name="Monospace" fo:font-size="14pt" officeooo:rsid="000dfa01" officeooo:paragraph-rsid="000dfa01" style:font-size-asian="12.25pt" style:font-size-complex="14pt"/>
    </style:style>
    <style:style style:name="P2" style:family="paragraph" style:parent-style-name="Text_20_body" style:list-style-name="L1">
      <style:text-properties style:font-name="Monospace" fo:font-size="14pt" officeooo:rsid="000eeaa8" officeooo:paragraph-rsid="000eeaa8" style:font-size-asian="12.25pt" style:font-size-complex="14pt"/>
    </style:style>
    <style:style style:name="P3" style:family="paragraph" style:parent-style-name="Text_20_body" style:list-style-name="L1">
      <style:text-properties style:font-name="Monospace" fo:font-size="14pt" officeooo:rsid="000eeaa8" officeooo:paragraph-rsid="00129510" style:font-size-asian="12.25pt" style:font-size-complex="14pt"/>
    </style:style>
    <style:style style:name="P4" style:family="paragraph" style:parent-style-name="Text_20_body" style:list-style-name="L1">
      <style:text-properties style:font-name="Liberation Serif" fo:font-size="14pt" fo:font-style="normal" fo:font-weight="normal" officeooo:rsid="000eeaa8" officeooo:paragraph-rsid="000eeaa8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Heading_20_2">
      <style:text-properties fo:language="pl" fo:country="PL" officeooo:rsid="0005de87" officeooo:paragraph-rsid="0005de87"/>
    </style:style>
    <style:style style:name="P6" style:family="paragraph" style:parent-style-name="Heading_20_2">
      <style:text-properties fo:language="pl" fo:country="PL" officeooo:paragraph-rsid="000aa48f"/>
    </style:style>
    <style:style style:name="P7" style:family="paragraph" style:parent-style-name="Heading_20_2">
      <style:text-properties fo:language="pl" fo:country="PL" officeooo:rsid="000aa48f" officeooo:paragraph-rsid="000aa48f"/>
    </style:style>
    <style:style style:name="P8" style:family="paragraph" style:parent-style-name="Heading_20_2">
      <style:text-properties style:font-name="Monospace" officeooo:rsid="0010e0dc" officeooo:paragraph-rsid="00129510"/>
    </style:style>
    <style:style style:name="P9" style:family="paragraph" style:parent-style-name="Heading_20_2">
      <style:text-properties style:font-name="Monospace" officeooo:rsid="0010e0dc" officeooo:paragraph-rsid="00146184"/>
    </style:style>
    <style:style style:name="P10" style:family="paragraph" style:parent-style-name="Title">
      <style:text-properties fo:language="pl" fo:country="PL" officeooo:rsid="00041a14" officeooo:paragraph-rsid="00041a14"/>
    </style:style>
    <style:style style:name="P11" style:family="paragraph" style:parent-style-name="Heading_20_1">
      <style:text-properties fo:language="pl" fo:country="PL" officeooo:rsid="00041a14" officeooo:paragraph-rsid="00041a14"/>
    </style:style>
    <style:style style:name="P12" style:family="paragraph" style:parent-style-name="Header">
      <style:paragraph-properties fo:text-align="end" style:justify-single-word="false"/>
      <style:text-properties officeooo:rsid="00041a14" officeooo:paragraph-rsid="00041a14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6b62e" style:font-weight-asian="normal" style:font-weight-complex="normal"/>
    </style:style>
    <style:style style:name="T3" style:family="text">
      <style:text-properties fo:font-weight="normal" officeooo:rsid="0007daa4" style:font-weight-asian="normal" style:font-weight-complex="normal"/>
    </style:style>
    <style:style style:name="T4" style:family="text">
      <style:text-properties fo:font-weight="normal" officeooo:rsid="000aa48f" style:font-weight-asian="normal" style:font-weight-complex="normal"/>
    </style:style>
    <style:style style:name="T5" style:family="text">
      <style:text-properties fo:font-weight="normal" officeooo:rsid="000dfa01" style:font-weight-asian="normal" style:font-weight-complex="normal"/>
    </style:style>
    <style:style style:name="T6" style:family="text">
      <style:text-properties officeooo:rsid="00057cac"/>
    </style:style>
    <style:style style:name="T7" style:family="text">
      <style:text-properties fo:language="pl" fo:country="PL"/>
    </style:style>
    <style:style style:name="T8" style:family="text">
      <style:text-properties fo:language="pl" fo:country="PL" fo:font-weight="normal" style:font-weight-asian="normal" style:font-weight-complex="normal"/>
    </style:style>
    <style:style style:name="T9" style:family="text">
      <style:text-properties fo:language="pl" fo:country="PL" fo:font-weight="normal" officeooo:rsid="000eeaa8" style:font-weight-asian="normal" style:font-weight-complex="normal"/>
    </style:style>
    <style:style style:name="T10" style:family="text">
      <style:text-properties fo:language="pl" fo:country="PL" fo:font-weight="normal" officeooo:rsid="00129510" style:font-weight-asian="normal" style:font-weight-complex="normal"/>
    </style:style>
    <style:style style:name="T11" style:family="text">
      <style:text-properties style:font-name="Liberation Serif" fo:language="pl" fo:country="PL" fo:font-weight="normal" style:font-weight-asian="normal" style:font-weight-complex="normal"/>
    </style:style>
    <style:style style:name="T12" style:family="text">
      <style:text-properties style:font-name="Liberation Serif" fo:language="pl" fo:country="PL" fo:font-weight="normal" officeooo:rsid="000eeaa8" style:font-weight-asian="normal" style:font-weight-complex="normal"/>
    </style:style>
    <style:style style:name="T13" style:family="text">
      <style:text-properties style:font-name="Liberation Serif" fo:language="pl" fo:country="PL" fo:font-weight="normal" officeooo:rsid="00129510" style:font-weight-asian="normal" style:font-weight-complex="normal"/>
    </style:style>
    <style:style style:name="T14" style:family="text">
      <style:text-properties style:font-name="Liberation Serif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style:font-name="Liberation Serif" fo:font-size="14pt" fo:font-style="normal" fo:font-weight="normal" officeooo:rsid="00129510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style:font-name="Liberation Serif" fo:font-size="14pt" fo:language="pl" fo:country="PL" fo:font-style="normal" fo:font-weight="normal" officeooo:rsid="00129510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style:font-name="Liberation Serif" fo:font-size="14pt" fo:language="pl" fo:country="PL" fo:font-style="normal" fo:font-weight="normal" officeooo:rsid="00146184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style:font-name="Liberation Serif" fo:font-size="14pt" fo:language="pl" fo:country="PL" fo:font-style="normal" fo:font-weight="normal" officeooo:rsid="000eeaa8" style:font-size-asian="12.25pt" style:font-style-asian="normal" style:font-weight-asian="normal" style:font-size-complex="14pt" style:font-style-complex="normal" style:font-weight-complex="normal"/>
    </style:style>
    <style:style style:name="T19" style:family="text">
      <style:text-properties style:font-name="Liberation Serif" fo:font-size="14pt" fo:language="pl" fo:country="PL" fo:font-style="normal" fo:font-weight="bold" officeooo:rsid="00146184" style:font-size-asian="14pt" style:font-style-asian="normal" style:font-weight-asian="bold" style:font-size-complex="14pt" style:font-style-complex="normal" style:font-weight-complex="bold"/>
    </style:style>
    <style:style style:name="T20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size="14pt" fo:language="pl" fo:country="PL" fo:font-style="normal" fo:font-weight="normal" officeooo:rsid="000eeaa8" style:font-size-asian="12.25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size="14pt" fo:language="pl" fo:country="P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fo:font-size="14pt" fo:language="pl" fo:country="PL" fo:font-style="normal" fo:font-weight="bold" officeooo:rsid="00146184" style:font-size-asian="14pt" style:font-style-asian="normal" style:font-weight-asian="bold" style:font-size-complex="14pt" style:font-style-complex="normal" style:font-weight-complex="bold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run-through="foreground" style:wrap="none" style:vertical-pos="from-top" style:vertical-rel="paragraph" style:horizontal-pos="center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Sprawozdanie z projektu nr 2, Metody Numeryczne <text:span text:style-name="T6">II</text:span></text:p>
      <text:h text:style-name="P11" text:outline-level="1">Temat: <text:span text:style-name="T1">Interpolacja kubicznymi funkcjami sklejanymi z przestrzeni </text:span><text:span text:style-name="T1"><draw:frame draw:style-name="fr1" draw:name="Object1" text:anchor-type="as-char" svg:y="-0.386cm" svg:width="1.614cm" svg:height="0.542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<text:s/>z warunkami </text:span><text:span text:style-name="T1"><draw:frame draw:style-name="fr1" draw:name="Object2" text:anchor-type="as-char" svg:y="-0.386cm" svg:width="2.852cm" svg:height="0.508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">, </text:span><text:span text:style-name="T1"><draw:frame draw:style-name="fr1" draw:name="Object3" text:anchor-type="as-char" svg:y="-0.386cm" svg:width="2.85cm" svg:height="0.508cm" draw:z-index="2"><draw:object xlink:href="./Object 3" xlink:type="simple" xlink:show="embed" xlink:actuate="onLoad"/><draw:image xlink:href="./ObjectReplacements/Object 3" xlink:type="simple" xlink:show="embed" xlink:actuate="onLoad"/></draw:frame></text:span></text:h>
      <text:h text:style-name="P5" text:outline-level="2">Opis metody: <text:span text:style-name="T1">Interpolacja funkcji </text:span><text:span text:style-name="T1"><draw:frame draw:style-name="fr1" draw:name="Object4" text:anchor-type="as-char" svg:y="-0.377cm" svg:width="2.284cm" svg:height="0.482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1"><text:s/>za pomocą funkcji sklejanych (splajnów) trzeciego stopnia, </text:span><text:span text:style-name="T2">czyli w taki sposób, że na przedziałach </text:span><text:span text:style-name="T2"><draw:frame draw:style-name="fr1" draw:name="Object5" text:anchor-type="as-char" svg:y="-0.377cm" svg:width="10.478cm" svg:height="0.531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2">funkcja interpolująca(</text:span><text:span text:style-name="T2"><draw:frame draw:style-name="fr1" draw:name="Object6" text:anchor-type="as-char" svg:y="-0.377cm" svg:width="0.39cm" svg:height="0.467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2">) jest wielomianem stopnia co najwyżej 3, oraz 2. pochodna funkcji interpolującej jest ciągła. </text:span><text:span text:style-name="T3">Przyjęliśmy, że węzły interpolacji są równoodległe</text:span><text:span text:style-name="T2">. Ponadto zachodzą dodatkowe warunki na pochodn</text:span><text:span text:style-name="T3">ą</text:span><text:span text:style-name="T2"> 2. rzędu na krańcach dziedziny funkcji interpolowanej. </text:span><text:span text:style-name="T3">Aby wykonać zadanie należy wyznaczyć bazę przestrzeni </text:span><text:span text:style-name="T3"><draw:frame draw:style-name="fr1" draw:name="Object7" text:anchor-type="as-char" svg:y="-0.386cm" svg:width="1.614cm" svg:height="0.542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3">oraz rozwiązać układ równań:</text:span></text:h>
      <text:h text:style-name="P6" text:outline-level="2"><draw:frame draw:style-name="fr2" draw:name="Object8" text:anchor-type="paragraph" svg:y="0.564cm" svg:width="8.105cm" svg:height="4.219cm" draw:z-index="8"><draw:object xlink:href="./Object 8" xlink:type="simple" xlink:show="embed" xlink:actuate="onLoad"/><draw:image xlink:href="./ObjectReplacements/Object 8" xlink:type="simple" xlink:show="embed" xlink:actuate="onLoad"/></draw:frame><text:span text:style-name="T4"/></text:h>
      <text:h text:style-name="P6" text:outline-level="2"><text:span text:style-name="T4">gdzie </text:span><text:span text:style-name="T4"><draw:frame draw:style-name="fr1" draw:name="Object9" text:anchor-type="as-char" svg:y="-0.377cm" svg:width="0.422cm" svg:height="0.467cm" draw:z-index="7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4">to długość podprzedziału. Wektor </text:span><text:span text:style-name="T4"><draw:frame draw:style-name="fr1" draw:name="Object10" text:anchor-type="as-char" svg:y="-0.377cm" svg:width="0.45cm" svg:height="0.467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4">(rozwiązanie) to </text:span><text:span text:style-name="T5">wektor </text:span><text:span text:style-name="T4">współczynnik</text:span><text:span text:style-name="T5">ów</text:span><text:span text:style-name="T4"> przy kolejnych funkcjach z bazy przestrzeni. </text:span></text:h>
      <text:h text:style-name="P7" text:outline-level="2">Implementacja: </text:h>
      <text:list xml:id="list255451694" text:style-name="L1">
        <text:list-item>
          <text:p text:style-name="P1"><text:span text:style-name="T9">c</text:span><text:span text:style-name="T8">oefficients</text:span><text:span text:style-name="T11">: </text:span><text:span text:style-name="T12">funkcja obliczająca wektor </text:span><text:span text:style-name="T12"><draw:frame draw:style-name="fr1" draw:name="Object11" text:anchor-type="as-char" svg:y="-0.377cm" svg:width="0.45cm" svg:height="0.467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p>
        </text:list-item>
        <text:list-item>
          <text:p text:style-name="P1"><text:span text:style-name="T8">values</text:span><text:span text:style-name="T11">: </text:span><text:span text:style-name="T12">funkcja obliczająca wartości interpolujące</text:span></text:p>
        </text:list-item>
        <text:list-item>
          <text:p text:style-name="P2"><text:span text:style-name="T8">gausselim</text:span><text:span text:style-name="T11">: funkcja rozwiązująca układ równań o trójdiagonalnej, diagonalnie zdominowanej macierzy współczynników</text:span></text:p>
        </text:list-item>
        <text:list-item>
          <text:p text:style-name="P2"><text:soft-page-break/><text:span text:style-name="T8">test</text:span><text:span text:style-name="T11">: skrypt testujący interpolację</text:span></text:p>
        </text:list-item>
        <text:list-item>
          <text:p text:style-name="P2"><text:span text:style-name="T8">derivative</text:span><text:span text:style-name="T11">: funkcja obliczająca numerycznie pochodną</text:span></text:p>
        </text:list-item>
        <text:list-item>
          <text:p text:style-name="P3"><text:span text:style-name="T10">wykres/n/</text:span><text:span text:style-name="T11">: </text:span><text:span text:style-name="T13">skrypty rysujące wykorzystywane przez test</text:span></text:p>
        </text:list-item>
      </text:list>
      <text:h text:style-name="P8" text:outline-level="2">test:<text:span text:style-name="T14"> Na początku ustawiane są parametry: </text:span><text:span text:style-name="T20">a</text:span><text:span text:style-name="T14">, </text:span><text:span text:style-name="T20">b</text:span><text:span text:style-name="T14"> – kresy przedziału interpolacji, </text:span><text:span text:style-name="T20">fun</text:span><text:span text:style-name="T14"> – wskaźnik (handler) do funkcji interpolowanej. </text:span><text:span text:style-name="T15">Następnie ustawiana jest druga pochodna (również wskaźnik) – może być policzona analitycznie przez użytkownika, albo można użyć funkcji </text:span><text:span text:style-name="T21">derivative</text:span><text:span text:style-name="T18"> </text:span><text:span text:style-name="T16">obliczającej pochodną numerycznie. </text:span><text:span text:style-name="T17">Następnie wywoływane są skrypty rysujące.</text:span></text:h>
      <text:h text:style-name="P9" text:outline-level="2"><text:span text:style-name="T23">coefficients</text:span><text:span text:style-name="T17">: funkcja przyjmuje długość przedziału, wskaźnik do funkcji, oraz wartość drugiej pochodnej w a i b. Rozwiązuje układ równań i zwraca wektor współczynników przy funkcjach z bazy przestrzeni.</text:span></text:h>
      <text:h text:style-name="P9" text:outline-level="2"><text:span text:style-name="T23">values</text:span><text:span text:style-name="T17">: przyjmuje początek przedziału interpolacji</text:span></text:h>
      <text:list xml:id="list195058690630290" text:continue-numbering="true" text:style-name="L1">
        <text:list-header>
          <text:p text:style-name="P4"><text:span text:style-name="T7"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41a14" officeooo:paragraph-rsid="00041a1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iotr Onyszczuk, Maciej Pióro, gr. 3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7T15:01:38.477583287</meta:creation-date>
    <dc:date>2018-10-27T19:50:56.767357050</dc:date>
    <meta:editing-duration>PT51M20S</meta:editing-duration>
    <meta:editing-cycles>6</meta:editing-cycles>
    <meta:generator>LibreOffice/6.0.6.2$Linux_X86_64 LibreOffice_project/00m0$Build-2</meta:generator>
    <meta:document-statistic meta:table-count="0" meta:image-count="0" meta:object-count="11" meta:page-count="2" meta:paragraph-count="16" meta:word-count="221" meta:character-count="1749" meta:non-whitespace-character-count="1541"/>
  </office:meta>
</office:document-meta>
</file>

<file path=Object 1/content.xml><?xml version="1.0" encoding="utf-8"?>
<math xmlns="http://www.w3.org/1998/Math/MathML" display="block">
  <semantics>
    <mrow>
      <msub>
        <mi>S</mi>
        <mn>3</mn>
      </msub>
      <mrow>
        <mo fence="true" stretchy="false">(</mo>
        <mrow>
          <mrow>
            <mi mathvariant="normal">Δ</mi>
            <mi>,</mi>
            <mn>2</mn>
          </mrow>
        </mrow>
        <mo fence="true" stretchy="false">)</mo>
      </mrow>
    </mrow>
    <annotation encoding="StarMath 5.0">S_3(%DELTA, 2)</annotation>
  </semantics>
</math>
</file>

<file path=Object 10/content.xml><?xml version="1.0" encoding="utf-8"?>
<math xmlns="http://www.w3.org/1998/Math/MathML" display="block">
  <semantics>
    <mstyle mathvariant="bold">
      <mi>x</mi>
    </mstyle>
    <annotation encoding="StarMath 5.0">bold x</annotation>
  </semantics>
</math>
</file>

<file path=Object 11/content.xml><?xml version="1.0" encoding="utf-8"?>
<math xmlns="http://www.w3.org/1998/Math/MathML" display="block">
  <semantics>
    <mstyle mathvariant="bold">
      <mi>x</mi>
    </mstyle>
    <annotation encoding="StarMath 5.0">bold x</annotation>
  </semantics>
</math>
</file>

<file path=Object 2/content.xml><?xml version="1.0" encoding="utf-8"?>
<math xmlns="http://www.w3.org/1998/Math/MathML" display="block">
  <semantics>
    <mrow>
      <mi>s</mi>
      <mi>’</mi>
      <mi>’</mi>
      <mrow>
        <mrow>
          <mo fence="true" stretchy="false">(</mo>
          <mrow>
            <mi>a</mi>
          </mrow>
          <mo fence="true" stretchy="false">)</mo>
        </mrow>
        <mo stretchy="false">=</mo>
        <mi>f</mi>
      </mrow>
      <mi>’</mi>
      <mi>’</mi>
      <mrow>
        <mo fence="true" stretchy="false">(</mo>
        <mrow>
          <mi>a</mi>
        </mrow>
        <mo fence="true" stretchy="false">)</mo>
      </mrow>
    </mrow>
    <annotation encoding="StarMath 5.0">s’’(a)=f’’( a )</annotation>
  </semantics>
</math>
</file>

<file path=Object 3/content.xml><?xml version="1.0" encoding="utf-8"?>
<math xmlns="http://www.w3.org/1998/Math/MathML" display="block">
  <semantics>
    <mrow>
      <mi>s</mi>
      <mi>’</mi>
      <mi>’</mi>
      <mrow>
        <mrow>
          <mo fence="true" stretchy="false">(</mo>
          <mrow>
            <mi>b</mi>
          </mrow>
          <mo fence="true" stretchy="false">)</mo>
        </mrow>
        <mo stretchy="false">=</mo>
        <mi>f</mi>
      </mrow>
      <mi>’</mi>
      <mi>’</mi>
      <mrow>
        <mo fence="true" stretchy="false">(</mo>
        <mrow>
          <mi>b</mi>
        </mrow>
        <mo fence="true" stretchy="false">)</mo>
      </mrow>
    </mrow>
    <annotation encoding="StarMath 5.0">s’’(b)=f’’(b)</annotation>
  </semantics>
</math>
</file>

<file path=Object 4/content.xml><?xml version="1.0" encoding="utf-8"?>
<math xmlns="http://www.w3.org/1998/Math/MathML" display="block">
  <semantics>
    <mrow>
      <mi>f</mi>
      <mi mathvariant="normal">:</mi>
      <mo stretchy="false">[</mo>
      <mi>a</mi>
      <mi>,</mi>
      <mi>b</mi>
      <mo stretchy="false">]</mo>
      <mo stretchy="false">→</mo>
      <mi mathvariant="normal">ℝ</mi>
    </mrow>
    <annotation encoding="StarMath 5.0">f: \[a, b\] -&gt; setR </annotation>
  </semantics>
</math>
</file>

<file path=Object 5/content.xml><?xml version="1.0" encoding="utf-8"?>
<math xmlns="http://www.w3.org/1998/Math/MathML" display="block">
  <semantics>
    <mrow>
      <mo stretchy="false">[</mo>
      <msub>
        <mi>x</mi>
        <mi>i</mi>
      </msub>
      <mi>,</mi>
      <msub>
        <mi>x</mi>
        <mrow>
          <mi>i</mi>
          <mo stretchy="false">+</mo>
          <mn>1</mn>
        </mrow>
      </msub>
      <mo stretchy="false">]</mo>
      <mi>,</mi>
      <mrow>
        <mi>i</mi>
        <mo stretchy="false">=</mo>
        <mn>0,</mn>
      </mrow>
      <mn>1,</mn>
      <mn>...</mn>
      <mi>,</mi>
      <mrow>
        <mi>n</mi>
        <mo stretchy="false">−</mo>
        <mn>1,</mn>
      </mrow>
      <mrow>
        <mi>a</mi>
        <mo stretchy="false">=</mo>
        <msub>
          <mi>x</mi>
          <mn>0</mn>
        </msub>
        <mo stretchy="false">&lt;</mo>
        <msub>
          <mi>x</mi>
          <mn>1</mn>
        </msub>
        <mo stretchy="false">&lt;</mo>
        <mn>...</mn>
        <mo stretchy="false">&lt;</mo>
        <msub>
          <mi>x</mi>
          <mi>n</mi>
        </msub>
        <mo stretchy="false">=</mo>
        <mi>b</mi>
      </mrow>
      <mi>,</mi>
      <mrow>
        <mi mathvariant="normal">Δ</mi>
        <mo stretchy="false">=</mo>
        <mo stretchy="false">{</mo>
      </mrow>
      <msub>
        <mi>x</mi>
        <mn>0,</mn>
      </msub>
      <mn>...</mn>
      <mi>,</mi>
      <msub>
        <mi>x</mi>
        <mi>n</mi>
      </msub>
      <mo stretchy="false">}</mo>
    </mrow>
    <annotation encoding="StarMath 5.0">\[ x_i, x_{i+1} \], i=0, 1, ... ,n-1, a=x_0&lt;x_1&lt;...&lt;x_n=b, %DELTA=\{x_0, ..., x_n  \}</annotation>
  </semantics>
</math>
</file>

<file path=Object 6/content.xml><?xml version="1.0" encoding="utf-8"?>
<math xmlns="http://www.w3.org/1998/Math/MathML" display="block">
  <semantics>
    <mi>s</mi>
    <annotation encoding="StarMath 5.0">s</annotation>
  </semantics>
</math>
</file>

<file path=Object 7/content.xml><?xml version="1.0" encoding="utf-8"?>
<math xmlns="http://www.w3.org/1998/Math/MathML" display="block">
  <semantics>
    <mrow>
      <msub>
        <mi>S</mi>
        <mn>3</mn>
      </msub>
      <mrow>
        <mo fence="true" stretchy="false">(</mo>
        <mrow>
          <mrow>
            <mi mathvariant="normal">Δ</mi>
            <mi>,</mi>
            <mn>2</mn>
          </mrow>
        </mrow>
        <mo fence="true" stretchy="false">)</mo>
      </mrow>
    </mrow>
    <annotation encoding="StarMath 5.0">S_3(%DELTA, 2)</annotation>
  </semantics>
</math>
</file>

<file path=Object 8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6</mn>
              </mtd>
              <mtd>
                <mn>0</mn>
              </mtd>
              <mtd>
                <mn>0</mn>
              </mtd>
              <mtd>
                <mo stretchy="false">⋯</mo>
              </mtd>
              <mtd>
                <mn>0</mn>
              </mtd>
              <mtd>
                <mn>0</mn>
              </mtd>
            </mtr>
            <mtr>
              <mtd>
                <mn>1</mn>
              </mtd>
              <mtd>
                <mn>4</mn>
              </mtd>
              <mtd>
                <mn>1</mn>
              </mtd>
              <mtd>
                <mo stretchy="false">⋯</mo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4</mn>
              </mtd>
              <mtd>
                <mo stretchy="false">⋯</mo>
              </mtd>
              <mtd>
                <mn>0</mn>
              </mtd>
              <mtd>
                <mn>0</mn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n>4</mn>
              </mtd>
              <mtd>
                <mn>1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o stretchy="false">⋯</mo>
              </mtd>
              <mtd>
                <mn>0</mn>
              </mtd>
              <mtd>
                <mn>6</mn>
              </mtd>
            </mtr>
          </mtable>
        </mrow>
        <mo fence="true" stretchy="true">]</mo>
      </mrow>
      <mrow>
        <mstyle mathvariant="bold">
          <mi>x</mi>
        </mstyle>
        <mo stretchy="false">=</mo>
        <mrow>
          <mo fence="true" stretchy="true">[</mo>
          <mrow>
            <mtable>
              <mtr>
                <mtd>
                  <mrow>
                    <mi>f</mi>
                    <mrow>
                      <mrow>
                        <mo fence="true" stretchy="false">(</mo>
                        <mrow>
                          <msub>
                            <mi>x</mi>
                            <mn>0</mn>
                          </msub>
                        </mrow>
                        <mo fence="true" stretchy="false">)</mo>
                      </mrow>
                      <mo stretchy="false">−</mo>
                      <mfrac>
                        <mrow>
                          <mrow>
                            <msup>
                              <mi>h</mi>
                              <mn>2</mn>
                            </msup>
                            <mo stretchy="false">∗</mo>
                            <mi>f</mi>
                          </mrow>
                          <mi>’</mi>
                          <mi>’</mi>
                          <mrow>
                            <mo fence="true" stretchy="false">(</mo>
                            <mrow>
                              <msub>
                                <mi>x</mi>
                                <mn>0</mn>
                              </msub>
                            </mrow>
                            <mo fence="true" stretchy="false">)</mo>
                          </mrow>
                        </mrow>
                        <mn>6</mn>
                      </mfrac>
                    </mrow>
                  </mrow>
                </mtd>
              </mtr>
              <mtr>
                <mtd>
                  <mrow>
                    <mi>f</mi>
                    <mrow>
                      <mo fence="true" stretchy="false">(</mo>
                      <mrow>
                        <msub>
                          <mi>x</mi>
                          <mn>1</mn>
                        </msub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i>f</mi>
                    <mrow>
                      <mo fence="true" stretchy="false">(</mo>
                      <mrow>
                        <msub>
                          <mi>x</mi>
                          <mn>2</mn>
                        </msub>
                      </mrow>
                      <mo fence="true" stretchy="false">)</mo>
                    </mrow>
                  </mrow>
                </mtd>
              </mtr>
              <mtr>
                <mtd>
                  <mo stretchy="false">⋮</mo>
                </mtd>
              </mtr>
              <mtr>
                <mtd>
                  <mrow>
                    <mi>f</mi>
                    <mrow>
                      <mrow>
                        <mo fence="true" stretchy="false">(</mo>
                        <mrow>
                          <msub>
                            <mi>x</mi>
                            <mi>n</mi>
                          </msub>
                        </mrow>
                        <mo fence="true" stretchy="false">)</mo>
                      </mrow>
                      <mo stretchy="false">−</mo>
                      <mfrac>
                        <mrow>
                          <mrow>
                            <msup>
                              <mi>h</mi>
                              <mn>2</mn>
                            </msup>
                            <mo stretchy="false">∗</mo>
                            <mi>f</mi>
                          </mrow>
                          <mi>’</mi>
                          <mi>’</mi>
                          <mrow>
                            <mo fence="true" stretchy="false">(</mo>
                            <mrow>
                              <msub>
                                <mi>x</mi>
                                <mi>n</mi>
                              </msub>
                            </mrow>
                            <mo fence="true" stretchy="false">)</mo>
                          </mrow>
                        </mrow>
                        <mn>6</mn>
                      </mfrac>
                    </mrow>
                  </mrow>
                </mtd>
              </mtr>
            </mtable>
          </mrow>
          <mo fence="true" stretchy="true">]</mo>
        </mrow>
      </mrow>
    </mrow>
    <annotation encoding="StarMath 5.0">left[matrix{ 6#0#0#dotsaxis#0#0## 1#4#1#dotsaxis#0#0## 0#1#4#dotsaxis#0#0## dotsvert# dotsvert#dotsvert #dotsdown#4#1## 0#0#0#dotsaxis#0#6 }right] bold{x}=left[ matrix{f(x_0)-{h^2*f’’(x_0)}over6##f(x_1)##f(x_2)##dotsvert##f(x_n)-{h^2*f’’(x_n)}over6} right]</annotation>
  </semantics>
</math>
</file>

<file path=Object 9/content.xml><?xml version="1.0" encoding="utf-8"?>
<math xmlns="http://www.w3.org/1998/Math/MathML" display="block">
  <semantics>
    <mi>h</mi>
    <annotation encoding="StarMath 5.0">h</annotation>
  </semantics>
</math>
</file>